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RAISE (40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PRAISE (40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God has done (40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God has done (40:1-5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Lifted him out of despair (40:1-2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et his feet on solid ground (40:2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Given him a new song (40:3-5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'S PRAISE (40:1-10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What God has done (40:1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What God desires (40:6-1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at God desires (40:6-10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Negative (40:6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Positive (40:7-1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DAVID'S PRAISE (40:1-10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hat God has done (40:1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hat God desires (40:6-10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40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DAVID'S PRAISE (40:1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DAVID'S PETITION (40:11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DAVID'S PETITION (40:11-17):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From his troubles (40:11-12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From his enemies (40:13-1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PSALM 40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DAVID'S PRAISE (40:1-1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DAVID'S PETITION (40:11-17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0 </dc:title>
    <meta:initial-creator>David STRICKLAND</meta:initial-creator>
    <dc:creator>David STRICKLAND</dc:creator>
    <meta:creation-date>2020-02-22T17:38:04Z</meta:creation-date>
    <dc:date>2020-02-22T17:38:05Z</dc:date>
    <meta:template xlink:href="BibleStudy" xlink:type="simple"/>
    <meta:editing-cycles>1</meta:editing-cycles>
    <meta:editing-duration>PT0S</meta:editing-duration>
    <meta:document-statistic meta:paragraph-count="26" meta:word-count="156"/>
  </office:meta>
</office:document-meta>
</file>